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Transform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recyc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ag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Transformer.getWriteMethodMap( Class bean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g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Element( String namespaceURI , String localName , String q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Tag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Element( String namespaceURI , String localName , String qName , Attributes at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ag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etDocumentLocator( org . xml . sax .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ignorableWhitespace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end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getWriteMethod( Class type ,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Transformer.configure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g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Transformer.setupTag( Tag tag , String name , Attributes at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ag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Transformer.comment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Transformer.popConsum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